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Enero de 1936, día primero, miércoles. Albania, ciudad de Tirana.</text:p>
      <text:p>Yo, un estudiante de posgrado en Historia de 28 años, me encuentro perdido en el espacio-tiempo. Debería estar en La Habana, Cuba, en 2025, no en 1936, y estudiando en la Universidad Vladimir Ilich Lenin. Pero no. Soy Zog I. Sí, mi alma, creo, acaba de “sobrescribir” y “modificar” a la del monarca de los años 30 del siglo pasado.</text:p>
      <text:p>Esto es malo. Muy malo.</text:p>
      <text:p>Pero lo peor fue cuando desperté, a las 5:35 a.m.: en mi mente apareció información nueva... y aterradora.</text:p>
      <text:p>En el universo T-H-V-C-LL-22-44 —llamado así por la civilización tipo IV (según la escala de Kardashov) que lo controla— existe una sociedad compuesta por autómatas sintéticos que ha logrado aprovechar no solo el 100 % del poder de las estrellas, sino también otras fuentes de energía como agujeros negros, agujeros blancos y el vacío cuántico mismo. Además, han potenciado estos medios hasta el punto de crear materia en cantidades prácticamente ilimitadas.</text:p>
      <text:p>Y esa misma civilización, por razones que aún desconozco, me ha “elegido” como su líder.</text:p>
      <text:p>Bueno… uno podría preguntarse: ¿qué importa que una mega potencia universal compuesta por “PCs andantes” te reconozca como líder supremo, si está literalmente al otro lado del universo (léase: realidad)?</text:p>
      <text:p>Pues, en primer lugar, ellos pueden enviarme —mediante agujeros blancos estabilizados— lo que yo quiera, en el volumen que yo quiera, a esta “dimensión”. Pero con una condición: la tecnología enviada está restringida a 1936. Es decir, al nivel técnico actual (para ese año) y a los inventos ya existentes. Si la tecnología avanza en esta línea temporal, lo nuevo también podrá ser enviado. Ellos pueden optimizar los diseños al máximo, incluso enviar tecnología considerada experimental para la época, pero nada más allá de eso. Porque, según su programación, “no se debe alterar la evolución tecnológica de ninguna especie, o podrían ocurrir consecuencias de entropía de innovación”.</text:p>
      <text:p>Teniendo en cuenta todo lo sucedido, no me queda más opción que aceptar esta “realidad”: ahora soy Zog I, rey de la pequeña Albania.</text:p>
      <text:p>Todavía es de madrugada. Me encuentro acostado, mirando el techo del palacio real de Tirana.</text:p>
      <text:p>La ciudad, en verdad, es muy pequeña. Casi sería mejor llamarla una villa o un pueblo: solo tiene 35 000 habitantes, lo cual es mucho considerando que en 1920 solo vivían 17 000 personas aquí. Tirana, asentada en la fértil llanura del río Ishëm, se encuentra en una fase de desarrollo. El rey Zog —antes de ser “sobrescrito” por mí— había iniciado proyectos de modernización con préstamos de bancos italianos y la contratación de ingenieros provenientes también de Italia para convertir Tirana en una ciudad más moderna. Pero por ahora, lo que predomina es una ciudad laberíntica, con calles medievales, herencia de los bazares otomanos, aunque ya han comenzado las edificaciones nuevas, con el estilo de la Italia fascista y su peculiar visión arquitectónica. Ejemplo de ello es el palacio real junto con un bulevar que será el eje principal de la reurbanización de la ciudad.</text:p>
      <text:p>Me siento en el borde de la cama. He estado pensando en qué hacer a continuación… Mejor dicho: en qué quiero hacer, porque básicamente tengo un poder omnipotente.</text:p>
      <text:p>Son las 6:08 a.m. Hago sonar mi campana de plata, la cual está en una mesita de noche, junto a la cama.</text:p>
      <text:p>Al terminar de hacerla sonar, entra mi edecán Mehmed Orhan Efendi, quien además de su función de edecán, es asesor de la corte (y ex príncipe del extinto Imperio Otomano).</text:p>
      <text:p>—Su majestad —saluda Efendi al entrar a mi recámara con educación y cortesía, pero no carente de porte real. Se nota en sus ojos cierta confusión: no es normal en “mí” levantarme tan temprano.</text:p>
      <text:p>—¿Ocurre algo, mi rey? —pregunta con preocupación.</text:p>
      <text:p>Lo miro, inspiro hondo y decido que es hora de tirar los dados.</text:p>
      <text:p>—Efendi, por favor, llama a mi ministro de Industria, Rrok Gera, y al ministro de Economía, Dhimicr Beratti, para una reunión de emergencia dentro de dos horas. No avises a los asesores italianos, ¿entiendes? —le doy instrucciones claras y directas.</text:p>
      <text:p>Él se queda en silencio unos segundos, procesando lo que le acabo de decir, y asiente.</text:p>
      <text:p>Continúo:</text:p>
      <text:p>—Llama también de inmediato al Komandanti i Përgjithshëm i Ushtrisë (jefe del Ejército Real de Albania), el general Xhemal Araniti, y a su jefe del Estado Mayor General (Shefi i Shtabit të Përgjithshëm), el coronel Ismet Kryeziu, para una reunión urgente en 35 minutos. También en secreto respecto a los asesores italianos. Deben llegar sin retraso; es un asunto de importancia vital.</text:p>
      <text:p>Veo la reacción de Efendi: pasa de la incredulidad al asombro, y de ahí al miedo. Finalmente asiente solemnemente.</text:p>
      <text:p>—A sus órdenes, su majestad. Permítame retirarme para llevar a cabo su comando —dice, inclinándose con marcialidad antes de salir.</text:p>
      <text:p>Una vez más, estoy solo en mi habitación. Ah... esa “confianza” con la que hablé se ha desvanecido. Ahora solo quedan dudas y pensamientos internos.</text:p>
      <text:p>(“¿Qué se supone que voy a decir cuando lleguen esos dos? ¿Para qué los llamé en primer lugar? No tengo ningún plan. Soy tan tonto como siempre… Bueno, ya crucé el Rubicón. No hay vuelta atrás. Mejor sigo con el plan… o sea, improvisar”).</text:p>
      <text:p>(“… por suerte tengo los recuerdos de este ‘rey’, si no, ni siquiera sabría cómo se llama mi alto mando, y mucho menos qué esperar de ellos”).</text:p>
      <text:p>Dejando atrás mis pensamientos, camino hacia el baño. Es hora de una ducha rápida para estar lo más relajado posible.</text:p>
      <text:p>Quince minutos después, tras una ducha caliente y revitalizante, voy al comedor real a desayunar.</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